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시트1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Count(1)</text:p>
          </table:table-cell>
          <table:table-cell office:value-type="string">
            <text:p>dia</text:p>
          </table:table-cell>
          <table:table-cell office:value-type="string">
            <text:p>rob</text:p>
          </table:table-cell>
          <table:table-cell office:value-type="string">
            <text:p>top</text:p>
          </table:table-cell>
          <table:table-cell office:value-type="string">
            <text:p>spa</text:p>
          </table:table-cell>
          <table:table-cell office:value-type="string">
            <text:p>eme</text:p>
          </table:table-cell>
          <table:table-cell office:value-type="string">
            <text:p>hob</text:p>
          </table:table-cell>
        </table:table-row>
        <table:table-row table:style-name="ro1">
          <table:table-cell office:value-type="string">
            <text:p>펭귄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돼지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1">
          <table:table-cell office:value-type="string">
            <text:p>치킨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사자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판다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코끼리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고양이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양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</table:table>
      <table:table table:name="시트2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Count(2)</text:p>
          </table:table-cell>
          <table:table-cell office:value-type="string">
            <text:p>dia</text:p>
          </table:table-cell>
          <table:table-cell office:value-type="string">
            <text:p>rob</text:p>
          </table:table-cell>
          <table:table-cell office:value-type="string">
            <text:p>top</text:p>
          </table:table-cell>
          <table:table-cell office:value-type="string">
            <text:p>spa</text:p>
          </table:table-cell>
          <table:table-cell office:value-type="string">
            <text:p>eme</text:p>
          </table:table-cell>
          <table:table-cell office:value-type="string">
            <text:p>hob</text:p>
          </table:table-cell>
        </table:table-row>
        <table:table-row table:style-name="ro1">
          <table:table-cell office:value-type="string">
            <text:p>펭귄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돼지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1">
          <table:table-cell office:value-type="string">
            <text:p>치킨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사자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판다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코끼리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고양이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양</text:p>
          </table:table-cell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</table:table>
      <table:table table:name="시트3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Count(3)</text:p>
          </table:table-cell>
          <table:table-cell office:value-type="string">
            <text:p>dia</text:p>
          </table:table-cell>
          <table:table-cell office:value-type="string">
            <text:p>rob</text:p>
          </table:table-cell>
          <table:table-cell office:value-type="string">
            <text:p>top</text:p>
          </table:table-cell>
          <table:table-cell office:value-type="string">
            <text:p>spa</text:p>
          </table:table-cell>
          <table:table-cell office:value-type="string">
            <text:p>eme</text:p>
          </table:table-cell>
          <table:table-cell office:value-type="string">
            <text:p>hob</text:p>
          </table:table-cell>
        </table:table-row>
        <table:table-row table:style-name="ro1">
          <table:table-cell office:value-type="string">
            <text:p>펭귄</text:p>
          </table:table-cell>
          <table:table-cell office:value-type="float" office:value="10">
            <text:p>10</text:p>
          </table:table-cell>
          <table:table-cell table:number-columns-repeated="3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돼지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1">
          <table:table-cell office:value-type="string">
            <text:p>치킨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사자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판다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코끼리</text:p>
          </table:table-cell>
          <table:table-cell table:number-columns-repeated="2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고양이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양</text:p>
          </table:table-cell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돋움" style:font-name-asian="돋움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2017-04-04</text:date>, <text:time>18:26:05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ngKyu Kang</meta:initial-creator>
    <meta:creation-date>2017-04-04T16:46:00.19</meta:creation-date>
    <dc:date>2017-04-04T18:26:05.94</dc:date>
    <dc:creator>SungKyu Kang</dc:creator>
    <meta:editing-duration>PT6M14S</meta:editing-duration>
    <meta:editing-cycles>7</meta:editing-cycles>
    <meta:generator>OpenOffice/4.1.3$Win32 OpenOffice.org_project/413m1$Build-9783</meta:generator>
    <meta:document-statistic meta:table-count="3" meta:cell-count="189" meta:object-count="0"/>
  </office:meta>
</office:document-meta>
</file>